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3474f" officeooo:paragraph-rsid="0013474f"/>
    </style:style>
    <style:style style:name="P2" style:family="paragraph" style:parent-style-name="Standard">
      <style:text-properties fo:language="fr" fo:country="FR" officeooo:rsid="0013474f" officeooo:paragraph-rsid="0013bc22"/>
    </style:style>
    <style:style style:name="P3" style:family="paragraph" style:parent-style-name="Standard">
      <style:text-properties fo:language="fr" fo:country="FR" officeooo:rsid="0013bc22" officeooo:paragraph-rsid="0013bc22"/>
    </style:style>
    <style:style style:name="P4" style:family="paragraph" style:parent-style-name="Standard">
      <style:text-properties officeooo:paragraph-rsid="00151875"/>
    </style:style>
    <style:style style:name="P5" style:family="paragraph" style:parent-style-name="Standard">
      <style:text-properties officeooo:rsid="00159a56" officeooo:paragraph-rsid="00159a56"/>
    </style:style>
    <style:style style:name="P6" style:family="paragraph" style:parent-style-name="Standard">
      <style:text-properties officeooo:rsid="00194a71" officeooo:paragraph-rsid="00194a71"/>
    </style:style>
    <style:style style:name="P7" style:family="paragraph" style:parent-style-name="Standard">
      <style:text-properties fo:language="fr" fo:country="FR" officeooo:rsid="00148359" officeooo:paragraph-rsid="00148359"/>
    </style:style>
    <style:style style:name="P8" style:family="paragraph" style:parent-style-name="Standard">
      <style:text-properties fo:language="fr" fo:country="FR" officeooo:rsid="00148359" officeooo:paragraph-rsid="002ba302"/>
    </style:style>
    <style:style style:name="P9" style:family="paragraph" style:parent-style-name="Standard">
      <style:text-properties fo:language="fr" fo:country="FR" officeooo:rsid="00148359" officeooo:paragraph-rsid="002d1288"/>
    </style:style>
    <style:style style:name="P10" style:family="paragraph" style:parent-style-name="Standard">
      <style:text-properties fo:language="fr" fo:country="FR" officeooo:rsid="00151875" officeooo:paragraph-rsid="00151875"/>
    </style:style>
    <style:style style:name="P11" style:family="paragraph" style:parent-style-name="Standard">
      <style:text-properties fo:language="fr" fo:country="FR" officeooo:rsid="00159a56" officeooo:paragraph-rsid="00287c73"/>
    </style:style>
    <style:style style:name="P12" style:family="paragraph" style:parent-style-name="Standard">
      <style:text-properties fo:language="fr" fo:country="FR" officeooo:rsid="00178b10" officeooo:paragraph-rsid="00287c73"/>
    </style:style>
    <style:style style:name="P13" style:family="paragraph" style:parent-style-name="Standard">
      <style:text-properties fo:language="fr" fo:country="FR" officeooo:rsid="00194a71" officeooo:paragraph-rsid="00194a71"/>
    </style:style>
    <style:style style:name="P14" style:family="paragraph" style:parent-style-name="Standard">
      <style:text-properties fo:language="fr" fo:country="FR" officeooo:rsid="00194a71" officeooo:paragraph-rsid="00159a56"/>
    </style:style>
    <style:style style:name="P15" style:family="paragraph" style:parent-style-name="Standard">
      <style:text-properties fo:language="fr" fo:country="FR" officeooo:rsid="00194a71" officeooo:paragraph-rsid="00287c73"/>
    </style:style>
    <style:style style:name="P16" style:family="paragraph" style:parent-style-name="Standard">
      <style:text-properties fo:language="fr" fo:country="FR" officeooo:rsid="0019cd73" officeooo:paragraph-rsid="0019cd73"/>
    </style:style>
    <style:style style:name="P17" style:family="paragraph" style:parent-style-name="Standard">
      <style:text-properties fo:language="fr" fo:country="FR" officeooo:rsid="0019cd73" officeooo:paragraph-rsid="002ff7f0"/>
    </style:style>
    <style:style style:name="P18" style:family="paragraph" style:parent-style-name="Standard">
      <style:text-properties fo:language="fr" fo:country="FR" officeooo:rsid="001ad10b" officeooo:paragraph-rsid="001ad10b"/>
    </style:style>
    <style:style style:name="P19" style:family="paragraph" style:parent-style-name="Standard">
      <style:text-properties fo:language="fr" fo:country="FR" officeooo:rsid="001c25ba" officeooo:paragraph-rsid="001c25ba"/>
    </style:style>
    <style:style style:name="P20" style:family="paragraph" style:parent-style-name="Standard">
      <style:text-properties fo:language="fr" fo:country="FR" officeooo:rsid="001da589" officeooo:paragraph-rsid="001da589"/>
    </style:style>
    <style:style style:name="P21" style:family="paragraph" style:parent-style-name="Standard">
      <style:text-properties fo:language="fr" fo:country="FR" officeooo:rsid="0013474f" officeooo:paragraph-rsid="0013474f"/>
    </style:style>
    <style:style style:name="P22" style:family="paragraph" style:parent-style-name="Standard">
      <style:text-properties fo:language="fr" fo:country="FR" officeooo:rsid="0013474f" officeooo:paragraph-rsid="0013bc22"/>
    </style:style>
    <style:style style:name="P23" style:family="paragraph" style:parent-style-name="Standard">
      <style:text-properties fo:language="fr" fo:country="FR" officeooo:rsid="0013474f" officeooo:paragraph-rsid="003ba531"/>
    </style:style>
    <style:style style:name="P24" style:family="paragraph" style:parent-style-name="Standard">
      <style:text-properties fo:language="fr" fo:country="FR" officeooo:rsid="00214452" officeooo:paragraph-rsid="003ba531"/>
    </style:style>
    <style:style style:name="P25" style:family="paragraph" style:parent-style-name="Standard">
      <style:text-properties fo:language="fr" fo:country="FR" officeooo:rsid="00246ad8" officeooo:paragraph-rsid="003f3774"/>
    </style:style>
    <style:style style:name="P26" style:family="paragraph" style:parent-style-name="Standard">
      <style:text-properties fo:language="fr" fo:country="FR" officeooo:rsid="00287c73" officeooo:paragraph-rsid="00287c73"/>
    </style:style>
    <style:style style:name="P27" style:family="paragraph" style:parent-style-name="Standard">
      <style:text-properties fo:language="fr" fo:country="FR" officeooo:rsid="00287c73" officeooo:paragraph-rsid="002ba302"/>
    </style:style>
    <style:style style:name="P28" style:family="paragraph" style:parent-style-name="Standard">
      <style:text-properties fo:language="fr" fo:country="FR" officeooo:rsid="00287c73" officeooo:paragraph-rsid="004441ed"/>
    </style:style>
    <style:style style:name="P29" style:family="paragraph" style:parent-style-name="Standard">
      <style:text-properties fo:language="fr" fo:country="FR" fo:font-weight="bold" officeooo:rsid="0013474f" officeooo:paragraph-rsid="0013bc22" style:font-weight-asian="bold" style:font-weight-complex="bold"/>
    </style:style>
    <style:style style:name="P30" style:family="paragraph" style:parent-style-name="Standard">
      <style:text-properties fo:language="fr" fo:country="FR" fo:font-weight="bold" officeooo:rsid="0013474f" officeooo:paragraph-rsid="002ba302" style:font-weight-asian="bold" style:font-weight-complex="bold"/>
    </style:style>
    <style:style style:name="P31" style:family="paragraph" style:parent-style-name="Standard">
      <style:text-properties fo:language="fr" fo:country="FR" officeooo:rsid="002ba302" officeooo:paragraph-rsid="002ba302"/>
    </style:style>
    <style:style style:name="P32" style:family="paragraph" style:parent-style-name="Standard">
      <style:text-properties fo:language="fr" fo:country="FR" officeooo:rsid="00166d6f" officeooo:paragraph-rsid="00166d6f"/>
    </style:style>
    <style:style style:name="P33" style:family="paragraph" style:parent-style-name="Standard">
      <style:text-properties fo:language="fr" fo:country="FR" officeooo:rsid="00320d05" officeooo:paragraph-rsid="00320d05"/>
    </style:style>
    <style:style style:name="P34" style:family="paragraph" style:parent-style-name="Standard">
      <style:text-properties fo:language="fr" fo:country="FR" officeooo:rsid="0013bc22" officeooo:paragraph-rsid="0013bc22"/>
    </style:style>
    <style:style style:name="P35" style:family="paragraph" style:parent-style-name="Standard">
      <style:text-properties fo:language="fr" fo:country="FR" officeooo:rsid="003ba531" officeooo:paragraph-rsid="003ba531"/>
    </style:style>
    <style:style style:name="P36" style:family="paragraph" style:parent-style-name="Standard">
      <style:text-properties fo:language="fr" fo:country="FR" officeooo:rsid="004441ed" officeooo:paragraph-rsid="004441ed"/>
    </style:style>
    <style:style style:name="P37" style:family="paragraph" style:parent-style-name="Standard">
      <style:text-properties fo:language="fr" fo:country="FR" officeooo:rsid="004c765a" officeooo:paragraph-rsid="004c765a"/>
    </style:style>
    <style:style style:name="P38" style:family="paragraph" style:parent-style-name="Standard">
      <style:text-properties officeooo:paragraph-rsid="0013474f"/>
    </style:style>
    <style:style style:name="P39" style:family="paragraph" style:parent-style-name="Standard">
      <style:text-properties officeooo:paragraph-rsid="00214452"/>
    </style:style>
    <style:style style:name="P40" style:family="paragraph" style:parent-style-name="Standard">
      <style:text-properties officeooo:paragraph-rsid="00246ad8"/>
    </style:style>
    <style:style style:name="P41" style:family="paragraph" style:parent-style-name="Standard">
      <style:text-properties officeooo:rsid="00159a56" officeooo:paragraph-rsid="00287c73"/>
    </style:style>
    <style:style style:name="P42" style:family="paragraph" style:parent-style-name="Standard">
      <style:text-properties officeooo:rsid="00148359" officeooo:paragraph-rsid="002e442f"/>
    </style:style>
    <style:style style:name="P43" style:family="paragraph" style:parent-style-name="Standard">
      <style:text-properties officeooo:paragraph-rsid="00151875"/>
    </style:style>
    <style:style style:name="P44" style:family="paragraph" style:parent-style-name="Standard">
      <style:text-properties officeooo:paragraph-rsid="00348e13"/>
    </style:style>
    <style:style style:name="P45" style:family="paragraph" style:parent-style-name="Standard">
      <style:text-properties officeooo:paragraph-rsid="00409f6c"/>
    </style:style>
    <style:style style:name="P46" style:family="paragraph" style:parent-style-name="Standard">
      <style:text-properties officeooo:paragraph-rsid="004441ed"/>
    </style:style>
    <style:style style:name="T1" style:family="text">
      <style:text-properties officeooo:rsid="0013bc22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51875"/>
    </style:style>
    <style:style style:name="T4" style:family="text">
      <style:text-properties fo:language="fr" fo:country="FR" officeooo:rsid="00159a56"/>
    </style:style>
    <style:style style:name="T5" style:family="text">
      <style:text-properties fo:language="fr" fo:country="FR" officeooo:rsid="00166d6f"/>
    </style:style>
    <style:style style:name="T6" style:family="text">
      <style:text-properties fo:language="fr" fo:country="FR" officeooo:rsid="00178b10"/>
    </style:style>
    <style:style style:name="T7" style:family="text">
      <style:text-properties fo:language="fr" fo:country="FR" officeooo:rsid="00194a71"/>
    </style:style>
    <style:style style:name="T8" style:family="text">
      <style:text-properties fo:language="fr" fo:country="FR" officeooo:rsid="0019cd73"/>
    </style:style>
    <style:style style:name="T9" style:family="text">
      <style:text-properties fo:language="fr" fo:country="FR" officeooo:rsid="001ad10b"/>
    </style:style>
    <style:style style:name="T10" style:family="text">
      <style:text-properties fo:language="fr" fo:country="FR" officeooo:rsid="0026d858"/>
    </style:style>
    <style:style style:name="T11" style:family="text">
      <style:text-properties fo:language="fr" fo:country="FR" officeooo:rsid="002e442f"/>
    </style:style>
    <style:style style:name="T12" style:family="text">
      <style:text-properties fo:language="fr" fo:country="FR" officeooo:rsid="002ff7f0"/>
    </style:style>
    <style:style style:name="T13" style:family="text">
      <style:text-properties fo:language="fr" fo:country="FR" officeooo:rsid="00307a25"/>
    </style:style>
    <style:style style:name="T14" style:family="text">
      <style:text-properties fo:language="fr" fo:country="FR" officeooo:rsid="00348e13"/>
    </style:style>
    <style:style style:name="T15" style:family="text">
      <style:text-properties fo:language="fr" fo:country="FR" officeooo:rsid="0013474f"/>
    </style:style>
    <style:style style:name="T16" style:family="text">
      <style:text-properties fo:language="fr" fo:country="FR" officeooo:rsid="00349de6"/>
    </style:style>
    <style:style style:name="T17" style:family="text">
      <style:text-properties fo:language="fr" fo:country="FR" officeooo:rsid="00351ed9"/>
    </style:style>
    <style:style style:name="T18" style:family="text">
      <style:text-properties fo:language="fr" fo:country="FR" officeooo:rsid="0035fde2"/>
    </style:style>
    <style:style style:name="T19" style:family="text">
      <style:text-properties fo:language="fr" fo:country="FR" officeooo:rsid="00378b1e"/>
    </style:style>
    <style:style style:name="T20" style:family="text">
      <style:text-properties fo:language="fr" fo:country="FR" officeooo:rsid="0037fb6f"/>
    </style:style>
    <style:style style:name="T21" style:family="text">
      <style:text-properties fo:language="fr" fo:country="FR" officeooo:rsid="0039c5c4"/>
    </style:style>
    <style:style style:name="T22" style:family="text">
      <style:text-properties fo:language="fr" fo:country="FR" officeooo:rsid="003a5b06"/>
    </style:style>
    <style:style style:name="T23" style:family="text">
      <style:text-properties fo:language="fr" fo:country="FR" officeooo:rsid="00214452"/>
    </style:style>
    <style:style style:name="T24" style:family="text">
      <style:text-properties fo:language="fr" fo:country="FR" officeooo:rsid="00409f6c"/>
    </style:style>
    <style:style style:name="T25" style:family="text">
      <style:text-properties fo:language="fr" fo:country="FR" officeooo:rsid="004441ed"/>
    </style:style>
    <style:style style:name="T26" style:family="text">
      <style:text-properties fo:language="fr" fo:country="FR" officeooo:rsid="0047465e"/>
    </style:style>
    <style:style style:name="T27" style:family="text">
      <style:text-properties fo:language="fr" fo:country="FR" officeooo:rsid="00449ce5"/>
    </style:style>
    <style:style style:name="T28" style:family="text">
      <style:text-properties fo:language="fr" fo:country="FR" officeooo:rsid="00456db9"/>
    </style:style>
    <style:style style:name="T29" style:family="text">
      <style:text-properties officeooo:rsid="001e6948"/>
    </style:style>
    <style:style style:name="T30" style:family="text">
      <style:text-properties fo:font-weight="bold" officeooo:rsid="0013bc22" style:font-weight-asian="bold" style:font-weight-complex="bold"/>
    </style:style>
    <style:style style:name="T31" style:family="text">
      <style:text-properties fo:font-style="italic"/>
    </style:style>
    <style:style style:name="T32" style:family="text">
      <style:text-properties officeooo:rsid="00246ad8"/>
    </style:style>
    <style:style style:name="T33" style:family="text">
      <style:text-properties officeooo:rsid="0025b8a2"/>
    </style:style>
    <style:style style:name="T34" style:family="text">
      <style:text-properties officeooo:rsid="0026d858"/>
    </style:style>
    <style:style style:name="T35" style:family="text">
      <style:text-properties officeooo:rsid="0029b8b3"/>
    </style:style>
    <style:style style:name="T36" style:family="text">
      <style:text-properties officeooo:rsid="002ba302"/>
    </style:style>
    <style:style style:name="T37" style:family="text">
      <style:text-properties officeooo:rsid="002d1288"/>
    </style:style>
    <style:style style:name="T38" style:family="text">
      <style:text-properties officeooo:rsid="002e442f"/>
    </style:style>
    <style:style style:name="T39" style:family="text">
      <style:text-properties officeooo:rsid="002eb293"/>
    </style:style>
    <style:style style:name="T40" style:family="text">
      <style:text-properties officeooo:rsid="00307a25"/>
    </style:style>
    <style:style style:name="T41" style:family="text">
      <style:text-properties officeooo:rsid="00320d05"/>
    </style:style>
    <style:style style:name="T42" style:family="text">
      <style:text-properties officeooo:rsid="0032e2d4"/>
    </style:style>
    <style:style style:name="T43" style:family="text">
      <style:text-properties officeooo:rsid="00348e13"/>
    </style:style>
    <style:style style:name="T44" style:family="text">
      <style:text-properties officeooo:rsid="003c0288"/>
    </style:style>
    <style:style style:name="T45" style:family="text">
      <style:text-properties officeooo:rsid="004356cc"/>
    </style:style>
    <style:style style:name="T46" style:family="text">
      <style:text-properties officeooo:rsid="0049a121"/>
    </style:style>
    <style:style style:name="T47" style:family="text">
      <style:text-properties officeooo:rsid="004ab198"/>
    </style:style>
    <style:style style:name="T48" style:family="text">
      <style:text-properties officeooo:rsid="004acf63"/>
    </style:style>
    <style:style style:name="T49" style:family="text">
      <style:text-properties officeooo:rsid="004cca2b"/>
    </style:style>
    <style:style style:name="T50" style:family="text">
      <style:text-properties officeooo:rsid="004d7cdf"/>
    </style:style>
    <style:style style:name="T51" style:family="text">
      <style:text-properties officeooo:rsid="004dabca"/>
    </style:style>
    <style:style style:name="T52" style:family="text">
      <style:text-properties officeooo:rsid="004f9aca"/>
    </style:style>
    <style:style style:name="T53" style:family="text">
      <style:text-properties officeooo:rsid="0050f0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définition de l’intelligence émotionnelle .</text:p>
      <text:p text:style-name="P44"><text:span text:style-name="T14"><text:tab/>J’ai trouver plusieurs définition de l’intelligence émotionnelle <text:s/>et i</text:span><text:span text:style-name="T16">ls sont </text:span><text:span text:style-name="T14">différents , et c’est pareil , et conforme avec les principe de l’IE car chacun <text:s/>de ces chercheur a essayer de la définir <text:s/>à travers <text:s text:c="2"/>son propre expérience . </text:span><text:span text:style-name="T17">Mais il varient dans cet intervalle <text:s/></text:span></text:p>
      <text:p text:style-name="P26"><text:s/><text:span text:style-name="T42">La définition de <text:s/>l’intelligence émotionnelle </text:span><text:span text:style-name="T43">varie de </text:span><text:span text:style-name="T42"><text:s/></text:span><text:span text:style-name="T43">la </text:span><text:span text:style-name="T42"><text:s/></text:span>Compassion <text:span text:style-name="T43">(sentir les émotions <text:s/>des autres comme si il étaient les tien <text:s/>)</text:span> jusqu’à la prudence <text:s/>. </text:p>
      <text:p text:style-name="P1">a- <text:s/>définition dictionnaire <text:span text:style-name="T1">(historique et fondateur).</text:span></text:p>
      <text:p text:style-name="P45"><text:span text:style-name="T24">Commençant par la terminologie :</text:span></text:p>
      <text:p text:style-name="P45"><text:span text:style-name="T24"/></text:p>
      <text:p text:style-name="P1">Le terme <text:span text:style-name="T31">intelligence</text:span> de la langue française est emprunté au <text:a xlink:type="simple" xlink:href="https://fr.wikipedia.org/wiki/Latin" text:style-name="Internet_20_link" text:visited-style-name="Visited_20_Internet_20_Link">latin</text:a> <text:span text:style-name="T31">intellĕgentĭa</text:span>, lui-même dérivé du <text:a xlink:type="simple" xlink:href="https://fr.wikipedia.org/wiki/Latin" text:style-name="Internet_20_link" text:visited-style-name="Visited_20_Internet_20_Link">latin</text:a> <text:span text:style-name="T31">intellĕgō</text:span> («discerner, démêler, comprendre, remarquer») </text:p>
      <text:p text:style-name="P25">Émotion vient du mot latin motio qui signifie le mouvement</text:p>
      <text:p text:style-name="P25"/>
      <text:p text:style-name="P38"><text:span text:style-name="T18">-En </text:span><text:span text:style-name="T15">1909 <text:s/></text:span><text:span text:style-name="Strong_20_Emphasis"><text:span text:style-name="T15">John Dewey</text:span></text:span><text:span text:style-name="T15">, </text:span><text:span text:style-name="T19">un philosophe d’éducation</text:span><text:span text:style-name="T15"> <text:s/></text:span><text:span text:style-name="T20">, a définit </text:span><text:span text:style-name="T15"><text:s/></text:span><text:span text:style-name="T21">l’intelligence social </text:span><text:span text:style-name="T15"><text:s text:c="2"/>“</text:span><text:span text:style-name="T21">la force d’observer et comprendre les situations soci</text:span><text:span text:style-name="T22">aux </text:span><text:span text:style-name="T15">” </text:span></text:p>
      <text:p text:style-name="P39"><text:span text:style-name="T23"/></text:p>
      <text:p text:style-name="P35"/>
      <text:p text:style-name="P35">Le terme «intelligence émotionnelle» a été utilisé pour la première fois dans une thèse de doctorat de Wayne Payne. En 1987, l'intelligen<text:span text:style-name="T44">t</text:span> motionnellement signifiait avoir la capacité de créer de nouvelles façons de réagir à des situations émotionnelles, au lieu de simplement répéter des schémas que vous avez vu modélisés par ceux qui vous entourent.</text:p>
      <text:p text:style-name="P24"/>
      <text:p text:style-name="P23"/>
      <text:p text:style-name="P1">. Il a défini l'intelligence émotionnelle comme la capacité des individus à reconnaître leurs sentiments et ceux des autres pour la motivation et la gestion des émotions pour eux-mêmes et leur relation avec les autres.</text:p>
      <text:p text:style-name="P40"><text:span text:style-name="T10"/></text:p>
      <text:p text:style-name="P1"/>
      <text:p text:style-name="P29">2- a quoi sert l’intelligence émotionnelle et est ce qu’on peut l’acquérir </text:p>
      <text:p text:style-name="P30"><text:span text:style-name="T35">a</text:span>- <text:s/>exemple de définition + perspective personnel (la sagesse , l’intelligence spirituel et comment il diffère <text:s/>de l’intelligence émotionnelle <text:s/>).</text:p>
      <text:p text:style-name="P29"/>
      <text:p text:style-name="P26">Comme la sagesse l’ IE est une compétence a acquérir pas un talent , </text:p>
      <text:p text:style-name="P31">Pour moi lorsque j’étais en train de chercher le sujet la premi<text:span text:style-name="T45">ère j’avais une confusion . </text:span></text:p>
      <text:p text:style-name="P28"><text:span text:style-name="T32">l’intelligence émotionnelle et l’intelligence spirituelle sont différentes , </text:span></text:p>
      <text:p text:style-name="P46"><text:span text:style-name="T25">L’intelligence émotionnelle dépend des moteurs de mouvement et comment les </text:span><text:span text:style-name="T26">gérer,</text:span><text:span text:style-name="T25"> <text:s/></text:span><text:span text:style-name="T27">mais çà change pas que c’est une compétence </text:span><text:span text:style-name="T28">dressé par nos expérience et vivre d’un manière consciente et </text:span><text:span text:style-name="T27"><text:s/>pas un talent .</text:span></text:p>
      <text:p text:style-name="P28"><text:span text:style-name="T32">l’intelligence spirituelle correspond <text:s/>a la sagesse <text:s/>structurer sa vie dans une manière a ne pas rencontrer des bruits </text:span><text:span text:style-name="T33">et atteindre ces objectifs , l’IE est orientée vers comment manger ces bruits si on les rencontre , oui les sages sont aussi émotionnellement intelligent , mais le contraire n’est pas obligatoire c’est moins exigent d’améliorer son IE que sa sagesse . Et ils fonctionnent sur deux plan complémentaire </text:span><text:span text:style-name="T34">.</text:span></text:p>
      <text:p text:style-name="P36"/>
      <text:p text:style-name="P27"/>
      <text:p text:style-name="P2"/>
      <text:p text:style-name="P2"><text:span text:style-name="T30">3- mécanique d’émotion</text:span><text:span text:style-name="T1"> </text:span><text:s/></text:p>
      <text:p text:style-name="P2"/>
      <text:p text:style-name="P9"><text:span text:style-name="T37">+</text:span>l’émotion et la raison c’est ma même chose , dans différent stades </text:p>
      <text:p text:style-name="P9"><text:soft-page-break/></text:p>
      <text:p text:style-name="P11">=&gt; les étapes de l’émotion </text:p>
      <text:p text:style-name="P11">1- chaud (réaction) : méfiant nous de nos réactions , ils ont le droit d’exister mais les suivre n’est pas intelligent , </text:p>
      <text:p text:style-name="P41"><text:span text:style-name="T2">2- mémoire vive : </text:span><text:span text:style-name="T5">à</text:span><text:span text:style-name="T2"> </text:span><text:span text:style-name="T5">nettoyer régulièrement <text:s/>car c’est une zone transitive <text:s/>vers la zone froide , le burn-out (beaucoup de chose parvient)</text:span></text:p>
      <text:p text:style-name="P41"><text:span text:style-name="T2">3- Raison : </text:span><text:span text:style-name="T5">zone froide , les marqueurs vécu ici , le problèmes </text:span><text:span text:style-name="T6">devient des difficultés <text:s text:c="2"/></text:span><text:span text:style-name="T7">(Alzheimer passe de 1 a 3)</text:span></text:p>
      <text:p text:style-name="P12">Ralentir et refroidir </text:p>
      <text:p text:style-name="P15">la meilleur façon de passer de 1 a 2 c’est dormir <text:s/>, en dormant le cerveau évicte les toxines produites par ces activités quotidienne et nous permets de réfléchir mieux .</text:p>
      <text:p text:style-name="P2"/>
      <text:p text:style-name="P2"/>
      <text:p text:style-name="P3">4- l’intelligence émotionnelle dans l’entreprise .</text:p>
      <text:p text:style-name="P3"/>
      <text:p text:style-name="P8"><text:span text:style-name="T36">+</text:span>Prendre rendez-vous avec soi </text:p>
      <text:p text:style-name="P8"><text:tab/><text:span text:style-name="T36">Fréquemment </text:span><text:span text:style-name="T37">refléter sur ses actions , et se souvenir de ces volonté , c’est points faibles , les problèmes pas encore résolus </text:span></text:p>
      <text:p text:style-name="P8"/>
      <text:p text:style-name="P32"><text:span text:style-name="T37">+</text:span>L’ hygiène énergétique </text:p>
      <text:p text:style-name="P32"><text:tab/><text:span text:style-name="T37">prendre soin de la zone vive , la nettoyer et ne laisser pas les mauvais influence passer à la zone froide .</text:span></text:p>
      <text:p text:style-name="P32"/>
      <text:p text:style-name="P7"/>
      <text:p text:style-name="P42"><text:span text:style-name="T11">+</text:span><text:span text:style-name="T2">l’émotion est un allie notre garde-corps <text:s/>est <text:s/>la peur est la patron de nos émotion <text:s/>, <text:s/>la prudence est la coté positive qui va nous permettre de ne pas commettre d’erreur <text:s/>, </text:span><text:span text:style-name="T11">et </text:span><text:span text:style-name="T2"><text:s/>grâce à la peur on </text:span><text:span text:style-name="T3">a une motivation a s’organiser .</text:span></text:p>
      <text:p text:style-name="P42"><text:span text:style-name="T3"/></text:p>
      <text:p text:style-name="P4"><text:span text:style-name="T11">+</text:span><text:span text:style-name="T3">nos décisions <text:s/>sont structuré depuis qu’on était petit par nos émotions on n’oublie </text:span><text:span text:style-name="T4">pas les choses</text:span></text:p>
      <text:p text:style-name="P10">« Lorsqu’on enfonce un clou dans une planche on <text:s/>peut enlever le clou mais il reste le trou»</text:p>
      <text:p text:style-name="P5"><text:span text:style-name="T3">l</text:span><text:span text:style-name="T2">es marqueurs somatique <text:s/>positifs et les marque négatifs , ce que nous avons vécu depuis l’enfance va nous influencer dans la prise de décisions maintenant .</text:span></text:p>
      <text:p text:style-name="P14"/>
      <text:p text:style-name="P13"><text:span text:style-name="T38">+</text:span>La où est il y a de la gène il n’ y a pas de plaisir </text:p>
      <text:p text:style-name="P13"><text:tab/><text:span text:style-name="T39">L</text:span>a joie est individuelle , l’intelligence émotionnelle ne s’intéresse pas à ça <text:s/>mais plutôt à <text:s/>les gènes et prendre des mesures correctionnelle contre c’est gènes et les enlever . <text:span text:style-name="T39">Pour être <text:s/>plus efficace <text:s/>faut avoir <text:s/></text:span>l’esprit d<text:span text:style-name="T39">u</text:span> verre moitié plein .</text:p>
      <text:p text:style-name="P6"><text:span text:style-name="T2">un problème et un gène dehors de moi </text:span><text:span text:style-name="T8">et ne touche pas mes émotion <text:s/>lorsque le problème influence mes émotions , ceci devient une difficulté , </text:span></text:p>
      <text:p text:style-name="P16">un problème reste un problème et ne deviendra pas une difficulté , c’est de l’intelligence émotionnelle </text:p>
      <text:p text:style-name="P16">profiter des opportunité de se débarrasser de ses problèmes </text:p>
      <text:p text:style-name="P16"/>
      <text:p text:style-name="P17">un ennemi c’est quelqu’un avec qui on a pas pris le temps de déjeuner ,</text:p>
      <text:p text:style-name="P17"><text:s/></text:p>
      <text:p text:style-name="P16">l’autorisation <text:span text:style-name="T46">c’est </text:span>pas ‘pourquoi moi ?’ mais ‘pourquoi pas <text:span text:style-name="T47">moi </text:span>?’ <text:s/>la mentalité <text:span text:style-name="T47">de verre </text:span><text:s/>moitié plein <text:s/></text:p>
      <text:p text:style-name="P16"/>
      <text:p text:style-name="P4"><text:span text:style-name="T12"><text:tab/>C’</text:span><text:span text:style-name="T8">est de l’intelligence émotionnelle de se consacrer, à sa mission ,à sa volonté <text:s/>, </text:span><text:span text:style-name="T9">ne </text:span><text:span text:style-name="T13">vouloir</text:span><text:span text:style-name="T9"> pas plus de ce que je peux , et adapter nos pouvoir a nos volonté , lorsque c’est ce que je peux ne balance pas ce que je peux on n’est dans le stress et la faiblesse <text:s/>la vulnérabilité et en ne peut pas <text:s/>se défendre </text:span></text:p>
      <text:p text:style-name="P18"><text:soft-page-break/>le nous est une personne indépendante , lorsque le nous change c’est totalement un nouvelle personne , <text:span text:style-name="T40">+</text:span>prendre soin de nous <text:s/></text:p>
      <text:p text:style-name="P18">‘nous c’est une personne à part entière’ , <text:span text:style-name="T41">le nous change toute fois un nouveau individu rejoint le nous , l’ancien nous laisse ça place au nouveau , <text:s/>chaque groupement d’individu a son propre façon <text:s/>d’interagir .</text:span></text:p>
      <text:p text:style-name="P33"><text:s/>+la clarté</text:p>
      <text:p text:style-name="P19">dire ce que je vais faire <text:s/></text:p>
      <text:p text:style-name="P19"/>
      <text:p text:style-name="P19">le respect c’est être <text:s/>présen<text:span text:style-name="T48">t le mieux possible .</text:span></text:p>
      <text:p text:style-name="P19"/>
      <text:p text:style-name="P19"/>
      <text:p text:style-name="P19"/>
      <text:p text:style-name="P19">l’altruisme c’est <text:s/>réaliser son égoïsme <text:s/>à travers l’autre , </text:p>
      <text:p text:style-name="P19">ce qui intéresse les autres c’est satisfaire leur ego , pour être <text:s/>plus intéressant il faut s’intéresser à l’autre <text:s/>, le client pas le produit <text:s/>, l’humain pas la marque &lt;NIKE &gt;</text:p>
      <text:p text:style-name="P20"/>
      <text:p text:style-name="P20">rassurer les autre , être assertive </text:p>
      <text:p text:style-name="P37">conclusion </text:p>
      <text:p text:style-name="P20"><text:span text:style-name="T53">E</text:span>n intelligence émotionnelle il n y a pas de bon/mauvaise surprise <text:s/>, toute surprise est fatigante </text:p>
      <text:p text:style-name="P20">on ne peut pas travailler sur un sentiment on ne peut travailler que sur les émotion<text:span text:style-name="T49">s</text:span> qui le compose </text:p>
      <text:p text:style-name="P20">les émotion entre dans 6 catégorie : joie , <text:s/>surprise , la peur , <text:s/>dégoûts <text:s/>, peur <text:s/>, <text:s/>colère <text:s/>, <text:span text:style-name="T51">chaque émotion génère un moment , une force motrice dans nous </text:span><text:span text:style-name="T52">et il faut s’y <text:s/></text:span>profite<text:span text:style-name="T52">r</text:span> <text:span text:style-name="T29">avant qu’il passe a la zone froid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23:50:25.443805926</meta:creation-date>
    <dc:date>2022-03-17T10:04:31.687425532</dc:date>
    <meta:editing-duration>PT3H39M54S</meta:editing-duration>
    <meta:editing-cycles>53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1085" meta:character-count="6424" meta:non-whitespace-character-count="5285"/>
  </office:meta>
</office:document-meta>
</file>